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system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972in" fo:line-height="115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15%"/>
    </style:style>
    <style:style style:name="P4" style:parent-style-name="Normal" style:family="paragraph">
      <style:paragraph-properties fo:margin-bottom="0.0972in" fo:line-height="115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P6" style:parent-style-name="Normal" style:family="paragraph">
      <style:paragraph-properties fo:margin-bottom="0.1388in" fo:line-height="115%"/>
    </style:style>
    <style:style style:name="P7" style:parent-style-name="Normal" style:family="paragraph">
      <style:paragraph-properties fo:margin-bottom="0.1388in" fo:line-height="115%"/>
    </style:style>
    <style:style style:name="T8" style:parent-style-name="DefaultParagraphFont" style:family="text">
      <style:text-properties style:font-name-asian="Calibri" style:font-name-complex="Calibri"/>
    </style:style>
    <style:style style:name="P9" style:parent-style-name="Normal" style:family="paragraph">
      <style:paragraph-properties fo:margin-bottom="0.1388in" fo:line-height="115%"/>
    </style:style>
    <style:style style:name="T10" style:parent-style-name="DefaultParagraphFont" style:family="text">
      <style:text-properties style:font-name-asian="Calibri" style:font-name-complex="Calibri"/>
    </style:style>
    <style:style style:name="T11" style:parent-style-name="DefaultParagraphFont" style:family="text">
      <style:text-properties style:font-name-asian="Calibri" style:font-name-complex="Calibri"/>
    </style:style>
    <style:style style:name="T12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3" style:parent-style-name="DefaultParagraphFont" style:family="text">
      <style:text-properties style:font-name-asian="Calibri" style:font-name-complex="Calibri"/>
    </style:style>
    <style:style style:name="T14" style:parent-style-name="DefaultParagraphFont" style:family="text">
      <style:text-properties style:font-name-asian="Calibri" style:font-name-complex="Calibri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/>
    </style:style>
    <style:style style:name="P17" style:parent-style-name="Normal" style:family="paragraph">
      <style:paragraph-properties fo:margin-bottom="0.1388in" fo:line-height="115%"/>
    </style:style>
    <style:style style:name="T18" style:parent-style-name="DefaultParagraphFont" style:family="text">
      <style:text-properties style:font-name-asian="Calibri" style:font-name-complex="Calibri"/>
    </style:style>
    <style:style style:name="T19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0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1" style:parent-style-name="DefaultParagraphFont" style:family="text">
      <style:text-properties style:font-name="Liberation Mono" style:font-name-asian="Liberation Mono" style:font-name-complex="Liberation Mono" fo:color="#D19A66" fo:font-size="10.5pt" style:font-size-asian="10.5pt" fo:background-color="#383B40"/>
    </style:style>
    <style:style style:name="T22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3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4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5" style:parent-style-name="DefaultParagraphFont" style:family="text">
      <style:text-properties style:font-name="Liberation Mono" style:font-name-asian="Liberation Mono" style:font-name-complex="Liberation Mono" fo:color="#D19A66" fo:font-size="10.5pt" style:font-size-asian="10.5pt" fo:background-color="#383B40"/>
    </style:style>
    <style:style style:name="T26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7" style:parent-style-name="DefaultParagraphFont" style:family="text">
      <style:text-properties style:font-name="Liberation Mono" style:font-name-asian="Liberation Mono" style:font-name-complex="Liberation Mono" fo:color="#FFDDBE" fo:font-size="10.5pt" style:font-size-asian="10.5pt" fo:background-color="#383B40"/>
    </style:style>
    <style:style style:name="T28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9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0" style:parent-style-name="DefaultParagraphFont" style:family="text">
      <style:text-properties style:font-name="Liberation Mono" style:font-name-asian="Liberation Mono" style:font-name-complex="Liberation Mono" fo:color="#FFDDBE" fo:font-size="10.5pt" style:font-size-asian="10.5pt" fo:background-color="#383B40"/>
    </style:style>
    <style:style style:name="T31" style:parent-style-name="DefaultParagraphFont" style:family="text">
      <style:text-properties style:font-name="Liberation Mono" style:font-name-asian="Liberation Mono" style:font-name-complex="Liberation Mono" fo:color="#E6C07B" fo:font-size="10.5pt" style:font-size-asian="10.5pt" fo:background-color="#383B40"/>
    </style:style>
    <style:style style:name="T32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3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4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5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6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7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8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P39" style:parent-style-name="Normal" style:family="paragraph">
      <style:paragraph-properties fo:margin-bottom="0.1388in" fo:line-height="115%"/>
    </style:style>
    <style:style style:name="P40" style:parent-style-name="Normal" style:family="paragraph">
      <style:paragraph-properties fo:margin-bottom="0.1388in" fo:line-height="115%"/>
    </style:style>
    <style:style style:name="T41" style:parent-style-name="DefaultParagraphFont" style:family="text">
      <style:text-properties style:font-name-asian="Calibri" style:font-name-complex="Calibri"/>
    </style:style>
    <style:style style:name="T42" style:parent-style-name="DefaultParagraphFont" style:family="text">
      <style:text-properties style:font-name-asian="Calibri" style:font-name-complex="Calibri"/>
    </style:style>
    <style:style style:name="T43" style:parent-style-name="DefaultParagraphFont" style:family="text">
      <style:text-properties style:font-name-asian="Calibri" style:font-name-complex="Calibri"/>
    </style:style>
    <style:style style:name="T44" style:parent-style-name="DefaultParagraphFont" style:family="text">
      <style:text-properties style:font-name-asian="Calibri" style:font-name-complex="Calibri" fo:language="en" fo:country="US"/>
    </style:style>
    <style:style style:name="T45" style:parent-style-name="DefaultParagraphFont" style:family="text">
      <style:text-properties style:font-name="Segoe UI" style:font-name-asian="Times New Roman" style:font-name-complex="Segoe UI" fo:color="#212529" style:letter-kerning="false" fo:background-color="#FFFFFF"/>
    </style:style>
    <style:style style:name="P46" style:parent-style-name="Normal" style:family="paragraph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47" style:parent-style-name="Normal" style:family="paragraph">
      <style:paragraph-properties fo:margin-bottom="0.1388in" fo:line-height="115%"/>
    </style:style>
    <style:style style:name="T48" style:parent-style-name="DefaultParagraphFont" style:family="text">
      <style:text-properties style:font-name-asian="Calibri" style:font-name-complex="Calibri"/>
    </style:style>
    <style:style style:name="P49" style:parent-style-name="Normal" style:family="paragraph">
      <style:paragraph-properties fo:margin-bottom="0.1388in" fo:line-height="115%"/>
    </style:style>
    <style:style style:name="T50" style:parent-style-name="DefaultParagraphFont" style:family="text">
      <style:text-properties style:font-name-asian="Calibri" style:font-name-complex="Calibri"/>
    </style:style>
    <style:style style:name="P51" style:parent-style-name="Normal" style:family="paragraph">
      <style:paragraph-properties fo:margin-bottom="0.1388in" fo:line-height="115%"/>
    </style:style>
    <style:style style:name="T52" style:parent-style-name="DefaultParagraphFont" style:family="text">
      <style:text-properties style:font-name-asian="Calibri" style:font-name-complex="Calibri"/>
    </style:style>
    <style:style style:name="P53" style:parent-style-name="Normal" style:family="paragraph">
      <style:paragraph-properties fo:margin-bottom="0.1388in" fo:line-height="115%"/>
    </style:style>
    <style:style style:name="T54" style:parent-style-name="DefaultParagraphFont" style:family="text">
      <style:text-properties style:font-name-asian="Calibri" style:font-name-complex="Calibri"/>
    </style:style>
    <style:style style:name="P55" style:parent-style-name="Normal" style:family="paragraph">
      <style:paragraph-properties fo:margin-bottom="0.1388in" fo:line-height="115%"/>
    </style:style>
    <style:style style:name="T56" style:parent-style-name="DefaultParagraphFont" style:family="text">
      <style:text-properties style:font-name-asian="Calibri" style:font-name-complex="Calibri"/>
    </style:style>
    <style:style style:name="T57" style:parent-style-name="DefaultParagraphFont" style:family="text">
      <style:text-properties style:font-name-asian="Calibri" style:font-name-complex="Calibri"/>
    </style:style>
    <style:style style:name="P58" style:parent-style-name="Normal" style:family="paragraph">
      <style:paragraph-properties fo:margin-bottom="0.1388in" fo:line-height="115%"/>
    </style:style>
    <style:style style:name="T59" style:parent-style-name="DefaultParagraphFont" style:family="text">
      <style:text-properties style:font-name-asian="Calibri" style:font-name-complex="Calibri"/>
    </style:style>
    <style:style style:name="P60" style:parent-style-name="Normal" style:family="paragraph">
      <style:paragraph-properties fo:margin-bottom="0.1388in" fo:line-height="115%"/>
    </style:style>
    <style:style style:name="T61" style:parent-style-name="DefaultParagraphFont" style:family="text">
      <style:text-properties style:font-name-asian="Calibri" style:font-name-complex="Calibri"/>
    </style:style>
    <style:style style:name="P62" style:parent-style-name="Normal" style:family="paragraph">
      <style:paragraph-properties fo:margin-bottom="0.1388in" fo:line-height="115%"/>
    </style:style>
    <style:style style:name="T63" style:parent-style-name="DefaultParagraphFont" style:family="text">
      <style:text-properties style:font-name-asian="Calibri" style:font-name-complex="Calibri"/>
    </style:style>
    <style:style style:name="P64" style:parent-style-name="Normal" style:family="paragraph">
      <style:paragraph-properties fo:margin-bottom="0.1388in" fo:line-height="115%"/>
    </style:style>
    <style:style style:name="T65" style:parent-style-name="DefaultParagraphFont" style:family="text">
      <style:text-properties style:font-name-asian="Calibri" style:font-name-complex="Calibri"/>
    </style:style>
    <style:style style:name="P66" style:parent-style-name="Normal" style:family="paragraph">
      <style:paragraph-properties fo:margin-bottom="0.1388in" fo:line-height="115%"/>
    </style:style>
    <style:style style:name="T67" style:parent-style-name="DefaultParagraphFont" style:family="text">
      <style:text-properties style:font-name-asian="Calibri" style:font-name-complex="Calibri"/>
    </style:style>
    <style:style style:name="P68" style:parent-style-name="Normal" style:family="paragraph">
      <style:paragraph-properties fo:margin-bottom="0.1388in" fo:line-height="115%"/>
    </style:style>
    <style:style style:name="T69" style:parent-style-name="DefaultParagraphFont" style:family="text">
      <style:text-properties style:font-name-asian="Calibri" style:font-name-complex="Calibri"/>
    </style:style>
    <style:style style:name="P70" style:parent-style-name="Normal" style:family="paragraph">
      <style:paragraph-properties fo:margin-bottom="0.1388in" fo:line-height="115%"/>
    </style:style>
    <style:style style:name="T71" style:parent-style-name="DefaultParagraphFont" style:family="text">
      <style:text-properties style:font-name-asian="Calibri" style:font-name-complex="Calibri"/>
    </style:style>
    <style:style style:name="P72" style:parent-style-name="Normal" style:family="paragraph">
      <style:paragraph-properties fo:margin-bottom="0.1388in" fo:line-height="115%"/>
    </style:style>
    <style:style style:name="T73" style:parent-style-name="DefaultParagraphFont" style:family="text">
      <style:text-properties style:font-name-asian="Calibri" style:font-name-complex="Calibri"/>
    </style:style>
    <style:style style:name="P74" style:parent-style-name="Normal" style:family="paragraph">
      <style:paragraph-properties fo:margin-bottom="0.1388in" fo:line-height="115%"/>
    </style:style>
    <style:style style:name="T75" style:parent-style-name="DefaultParagraphFont" style:family="text">
      <style:text-properties style:font-name-asian="Calibri" style:font-name-complex="Calibri"/>
    </style:style>
    <style:style style:name="P76" style:parent-style-name="Normal" style:family="paragraph">
      <style:paragraph-properties fo:margin-bottom="0.1388in" fo:line-height="115%"/>
    </style:style>
    <style:style style:name="T77" style:parent-style-name="DefaultParagraphFont" style:family="text">
      <style:text-properties style:font-name-asian="Calibri" style:font-name-complex="Calibri"/>
    </style:style>
    <style:style style:name="T78" style:parent-style-name="DefaultParagraphFont" style:family="text">
      <style:text-properties style:font-name-asian="Calibri" style:font-name-complex="Calibri"/>
    </style:style>
    <style:style style:name="P79" style:parent-style-name="Normal" style:family="paragraph">
      <style:paragraph-properties fo:margin-bottom="0.1388in" fo:line-height="115%"/>
    </style:style>
    <style:style style:name="T80" style:parent-style-name="DefaultParagraphFont" style:family="text">
      <style:text-properties style:font-name-asian="Calibri" style:font-name-complex="Calibri"/>
    </style:style>
    <style:style style:name="P81" style:parent-style-name="Normal" style:family="paragraph">
      <style:paragraph-properties fo:margin-bottom="0.1388in" fo:line-height="115%"/>
    </style:style>
    <style:style style:name="T82" style:parent-style-name="DefaultParagraphFont" style:family="text">
      <style:text-properties style:font-name-asian="Calibri" style:font-name-complex="Calibri"/>
    </style:style>
    <style:style style:name="P83" style:parent-style-name="Normal" style:family="paragraph">
      <style:paragraph-properties fo:margin-bottom="0.1388in" fo:line-height="115%"/>
    </style:style>
    <style:style style:name="T84" style:parent-style-name="DefaultParagraphFont" style:family="text">
      <style:text-properties style:font-name-asian="Calibri" style:font-name-complex="Calibri"/>
    </style:style>
    <style:style style:name="P85" style:parent-style-name="Normal" style:family="paragraph">
      <style:paragraph-properties fo:margin-bottom="0.1388in" fo:line-height="115%"/>
    </style:style>
    <style:style style:name="T86" style:parent-style-name="DefaultParagraphFont" style:family="text">
      <style:text-properties style:font-name-asian="Calibri" style:font-name-complex="Calibri"/>
    </style:style>
    <style:style style:name="P87" style:parent-style-name="Normal" style:family="paragraph">
      <style:paragraph-properties fo:margin-bottom="0.1388in" fo:line-height="115%"/>
    </style:style>
    <style:style style:name="T88" style:parent-style-name="DefaultParagraphFont" style:family="text">
      <style:text-properties style:font-name-asian="Calibri" style:font-name-complex="Calibri"/>
    </style:style>
    <style:style style:name="P89" style:parent-style-name="Normal" style:family="paragraph">
      <style:paragraph-properties fo:margin-bottom="0.1388in" fo:line-height="115%"/>
    </style:style>
    <style:style style:name="T90" style:parent-style-name="DefaultParagraphFont" style:family="text">
      <style:text-properties style:font-name-asian="Calibri" style:font-name-complex="Calibri"/>
    </style:style>
    <style:style style:name="P91" style:parent-style-name="Normal" style:family="paragraph">
      <style:paragraph-properties fo:margin-bottom="0.1388in" fo:line-height="115%"/>
    </style:style>
    <style:style style:name="T92" style:parent-style-name="DefaultParagraphFont" style:family="text">
      <style:text-properties style:font-name-asian="Calibri" style:font-name-complex="Calibri"/>
    </style:style>
    <style:style style:name="P93" style:parent-style-name="Normal" style:family="paragraph">
      <style:paragraph-properties fo:margin-bottom="0.1388in" fo:line-height="115%"/>
    </style:style>
    <style:style style:name="P94" style:parent-style-name="Normal" style:family="paragraph">
      <style:paragraph-properties fo:margin-bottom="0.1388in" fo:line-height="115%"/>
    </style:style>
    <style:style style:name="P95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 Open source community.</text:span></text:p>
      <text:p text:style-name="P6"/>
      <text:p text:style-name="P7"><text:span text:style-name="T8">Q 1: What is JavaScript ?</text:span></text:p>
      <text:p text:style-name="P9"><text:span text:style-name="T10">Ans:<text:s/></text:span><text:span text:style-name="T11">JavaScript is a text-based programming language used both on the client-side and server-side that allows you to make web pages interactive.</text:span><text:span text:style-name="T12"><text:s/></text:span><text:span text:style-name="T13">Where HTML and CSS are languages that give structure and style to web pages, JavaScript gives web pages interactive<text:s/></text:span><text:span text:style-name="T14">elements that engage a user.</text:span></text:p>
      <text:p text:style-name="P15"><text:span text:style-name="T16">Q 2 : Print sum of 2 numbers using console.log().</text:span></text:p>
      <text:p text:style-name="P17"><text:span text:style-name="T18">Ans:<text:s/></text:span><text:span text:style-name="T19">const</text:span><text:span text:style-name="T20"><text:s/>num1 =<text:s/></text:span><text:span text:style-name="T21">5</text:span><text:span text:style-name="T22">;</text:span></text:p>
      <text:p text:style-name="Normal"><text:span text:style-name="T23">const</text:span><text:span text:style-name="T24"><text:s/>num2 =<text:s/></text:span><text:span text:style-name="T25">3</text:span><text:span text:style-name="T26">;</text:span></text:p>
      <text:p text:style-name="Normal"/>
      <text:p text:style-name="Normal"><text:span text:style-name="T27">// add two numbers</text:span></text:p>
      <text:p text:style-name="Normal"><text:span text:style-name="T28">const</text:span><text:span text:style-name="T29"><text:s/>sum = num1 + num2;</text:span></text:p>
      <text:p text:style-name="Normal"/>
      <text:p text:style-name="Normal"><text:span text:style-name="T30">// display the sum</text:span></text:p>
      <text:p text:style-name="Normal"><text:span text:style-name="T31">console</text:span><text:span text:style-name="T32">.log(</text:span><text:span text:style-name="T33">'The sum of '</text:span><text:span text:style-name="T34"><text:s/>+ num1 +<text:s/></text:span><text:span text:style-name="T35">' and '</text:span><text:span text:style-name="T36"><text:s/>+ num2 +<text:s/></text:span><text:span text:style-name="T37">' is: '</text:span><text:span text:style-name="T38"><text:s/>+ sum);</text:span></text:p>
      <text:p text:style-name="P39"/>
      <text:p text:style-name="P40"><text:span text:style-name="T41">Q 4 :</text:span><text:span text:style-name="T42"><text:s/>How many ways are there to declare variable in JavaScript ?</text:span></text:p>
      <text:p text:style-name="Normal"><text:span text:style-name="T43">Ans :</text:span><text:span text:style-name="T44"><text:s/></text:span><text:span text:style-name="T45">There are three ways to declare a variable in JavaScript. 1) By using 'var' keyword, 2) By using 'let' keyword, 3) By using 'const' keyword.</text:span></text:p>
      <text:p text:style-name="P46"/>
      <text:p text:style-name="P47"><text:span text:style-name="T48">Q 5: Declare a variable in javaScript using let.</text:span></text:p>
      <text:p text:style-name="P49"><text:span text:style-name="T50">Ans: let var_name = 36;</text:span></text:p>
      <text:p text:style-name="P51"><text:span text:style-name="T52">Q 6 : How to add <text:s/>single comment in JavaScript ?</text:span></text:p>
      <text:p text:style-name="P53"><text:span text:style-name="T54">Ans: //This is a comment.</text:span></text:p>
      <text:p text:style-name="P55"><text:span text:style-name="T56">Q 7: How to create an Array of integers i</text:span><text:span text:style-name="T57">n JavaScript ?</text:span></text:p>
      <text:p text:style-name="P58"><text:span text:style-name="T59">Ans:</text:span></text:p>
      <text:p text:style-name="P60"><text:span text:style-name="T61">Q 8: How many data types are there in JavaScript ?</text:span></text:p>
      <text:p text:style-name="P62"><text:span text:style-name="T63">Ans: 5</text:span></text:p>
      <text:p text:style-name="P64"><text:span text:style-name="T65">Q 9: Why are loops used for in any programming <text:s/>language ?</text:span></text:p>
      <text:p text:style-name="P66"><text:span text:style-name="T67">Ans:</text:span></text:p>
      <text:soft-page-break/>
      <text:p text:style-name="P68"><text:span text:style-name="T69">Q 10: Name different types of Loops in JavaScript ?</text:span></text:p>
      <text:p text:style-name="P70"><text:span text:style-name="T71">Ans:</text:span></text:p>
      <text:p text:style-name="P72"><text:span text:style-name="T73">Q 11: How to declare for loop in JavaScript ?</text:span></text:p>
      <text:p text:style-name="P74"><text:span text:style-name="T75">Ans:</text:span></text:p>
      <text:p text:style-name="P76"><text:span text:style-name="T77">Q<text:s/></text:span><text:span text:style-name="T78">12: How many ways can you print output in JavaScript?</text:span></text:p>
      <text:p text:style-name="P79"><text:span text:style-name="T80">Ans:</text:span></text:p>
      <text:p text:style-name="P81"><text:span text:style-name="T82">Q 13 : How to add Multi-Line Comments in JavaScript ?</text:span></text:p>
      <text:p text:style-name="P83"><text:span text:style-name="T84">Ans:</text:span></text:p>
      <text:p text:style-name="P85"><text:span text:style-name="T86">Q 14: <text:s/>How to select an element from HTML by ID using JavaScript ? <text:s/></text:span></text:p>
      <text:p text:style-name="P87"><text:span text:style-name="T88">Ans :</text:span></text:p>
      <text:p text:style-name="P89"><text:span text:style-name="T90">Q 15: <text:s/>Write down JavaScript comparison operators ?</text:span></text:p>
      <text:p text:style-name="P91"><text:span text:style-name="T92">Ans :</text:span></text:p>
      <text:p text:style-name="P93"/>
      <text:p text:style-name="P94"/>
      <text:p text:style-name="P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system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PK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19SW57</dc:creator>
    <meta:creation-date>2021-10-04T12:58:00Z</meta:creation-date>
    <dc:date>2021-10-04T12:58:00Z</dc:date>
    <meta:template xlink:href="Normal.dotm" xlink:type="simple"/>
    <meta:editing-cycles>2</meta:editing-cycles>
    <meta:editing-duration>PT0S</meta:editing-duration>
    <meta:document-statistic meta:page-count="2" meta:paragraph-count="3" meta:word-count="246" meta:character-count="1650" meta:row-count="11" meta:non-whitespace-character-count="1407"/>
  </office:meta>
</office:document-meta>
</file>